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ectedExceptionSpringRunnerTestCase.verifyJUnitExpect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ectedExceptionSpringRunnerTests.expectedExce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